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P8" style:parent-style-name="Standard" style:family="paragraph">
      <style:paragraph-properties fo:line-height="150%"/>
    </style:style>
    <style:style style:name="P9" style:parent-style-name="Standard" style:family="paragraph">
      <style:paragraph-properties fo:line-height="150%"/>
    </style:style>
    <style:style style:name="P10" style:parent-style-name="Standard" style:family="paragraph">
      <style:paragraph-properties fo:line-height="150%"/>
    </style:style>
    <style:style style:name="P11" style:parent-style-name="Standard" style:family="paragraph">
      <style:paragraph-properties fo:line-height="150%"/>
    </style:style>
    <style:style style:name="P12" style:parent-style-name="Standard" style:family="paragraph">
      <style:paragraph-properties fo:line-height="150%"/>
    </style:style>
    <style:style style:name="P13" style:parent-style-name="Standard" style:family="paragraph">
      <style:paragraph-properties fo:line-height="150%"/>
    </style:style>
    <style:style style:name="P14" style:parent-style-name="Standard" style:family="paragraph">
      <style:paragraph-properties fo:line-height="150%"/>
    </style:style>
    <style:style style:name="T15" style:parent-style-name="Fonteparág.padrão" style:family="text">
      <style:text-properties fo:font-size="16pt" style:font-size-asian="16pt" style:font-size-complex="16pt"/>
    </style:style>
    <style:style style:name="P16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line-height="150%"/>
    </style:style>
    <style:style style:name="P22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line-height="150%"/>
    </style:style>
    <style:style style:name="T2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6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7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8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9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30" style:parent-style-name="Standard" style:family="paragraph">
      <style:paragraph-properties fo:line-height="150%"/>
      <style:text-properties fo:font-weight="bold" style:font-weight-asian="bold" style:font-weight-complex="bold" fo:font-size="28pt" style:font-size-asian="28pt" style:font-size-complex="28pt"/>
    </style:style>
    <style:style style:name="TableColumn32" style:family="table-column">
      <style:table-column-properties style:column-width="1.927in" style:use-optimal-column-width="false"/>
    </style:style>
    <style:style style:name="TableColumn33" style:family="table-column">
      <style:table-column-properties style:column-width="2.4479in" style:use-optimal-column-width="false"/>
    </style:style>
    <style:style style:name="TableColumn34" style:family="table-column">
      <style:table-column-properties style:column-width="1.4062in" style:use-optimal-column-width="false"/>
    </style:style>
    <style:style style:name="TableColumn35" style:family="table-column">
      <style:table-column-properties style:column-width="0.8958in" style:use-optimal-column-width="false"/>
    </style:style>
    <style:style style:name="Table31" style:family="table">
      <style:table-properties style:width="6.677in" fo:margin-left="0.02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50%"/>
    </style:style>
    <style:style style:name="T3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50%"/>
    </style:style>
    <style:style style:name="T4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50%"/>
    </style:style>
    <style:style style:name="T4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50%"/>
    </style:style>
    <style:style style:name="T4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50%"/>
    </style:style>
    <style:style style:name="T52" style:parent-style-name="Fonteparág.padrão" style:family="text">
      <style:text-properties fo:font-size="12pt" style:font-size-asian="12pt" style:font-size-complex="12pt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50%"/>
    </style:style>
    <style:style style:name="T55" style:parent-style-name="Fonteparág.padrão" style:family="text">
      <style:text-properties fo:font-size="12pt" style:font-size-asian="12pt" style:font-size-complex="12pt"/>
    </style:style>
    <style:style style:name="T56" style:parent-style-name="Fonteparág.padrão" style:family="text">
      <style:text-properties fo:font-size="12pt" style:font-size-asian="12pt" style:font-size-complex="12pt"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50%"/>
    </style:style>
    <style:style style:name="T59" style:parent-style-name="Fonteparág.padrão" style:family="text">
      <style:text-properties fo:font-size="12pt" style:font-size-asian="12pt" style:font-size-complex="12pt"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50%"/>
    </style:style>
    <style:style style:name="T62" style:parent-style-name="Fonteparág.padrão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line-height="150%"/>
    </style:style>
    <style:style style:name="P64" style:parent-style-name="Standard" style:family="paragraph">
      <style:paragraph-properties fo:line-height="150%" fo:margin-left="0.5in" fo:text-indent="-0.25in">
        <style:tab-stops/>
      </style:paragraph-properties>
    </style:style>
    <style:style style:name="P65" style:parent-style-name="Standard" style:family="paragraph">
      <style:paragraph-properties fo:line-height="150%"/>
    </style:style>
    <style:style style:name="P66" style:parent-style-name="Standard" style:family="paragraph">
      <style:paragraph-properties fo:line-height="150%"/>
    </style:style>
    <style:style style:name="P67" style:parent-style-name="Standard" style:family="paragraph">
      <style:paragraph-properties fo:line-height="150%"/>
    </style:style>
    <style:style style:name="P68" style:parent-style-name="Standard" style:family="paragraph">
      <style:paragraph-properties fo:line-height="150%"/>
    </style:style>
    <style:style style:name="P69" style:parent-style-name="Standard" style:family="paragraph">
      <style:paragraph-properties fo:line-height="150%"/>
    </style:style>
    <style:style style:name="P70" style:parent-style-name="Standard" style:family="paragraph">
      <style:paragraph-properties fo:line-height="150%"/>
    </style:style>
    <style:style style:name="P71" style:parent-style-name="Standard" style:family="paragraph">
      <style:paragraph-properties fo:line-height="150%"/>
    </style:style>
    <style:style style:name="P72" style:parent-style-name="Standard" style:family="paragraph">
      <style:paragraph-properties fo:line-height="150%"/>
    </style:style>
    <style:style style:name="P73" style:parent-style-name="Standard" style:family="paragraph">
      <style:paragraph-properties fo:line-height="150%"/>
    </style:style>
    <style:style style:name="P74" style:parent-style-name="Standard" style:family="paragraph">
      <style:paragraph-properties fo:line-height="150%"/>
    </style:style>
    <style:style style:name="P75" style:parent-style-name="Standard" style:family="paragraph">
      <style:paragraph-properties fo:line-height="150%"/>
    </style:style>
    <style:style style:name="P76" style:parent-style-name="Standard" style:family="paragraph">
      <style:paragraph-properties fo:line-height="150%"/>
    </style:style>
    <style:style style:name="P77" style:parent-style-name="Standard" style:family="paragraph">
      <style:paragraph-properties fo:line-height="150%"/>
    </style:style>
    <style:style style:name="P78" style:parent-style-name="Standard" style:family="paragraph">
      <style:paragraph-properties fo:line-height="150%"/>
    </style:style>
    <style:style style:name="P79" style:parent-style-name="Standard" style:family="paragraph">
      <style:paragraph-properties fo:line-height="150%"/>
    </style:style>
    <style:style style:name="P80" style:parent-style-name="Standard" style:family="paragraph">
      <style:paragraph-properties fo:line-height="150%"/>
    </style:style>
    <style:style style:name="P81" style:parent-style-name="Standard" style:family="paragraph">
      <style:paragraph-properties fo:line-height="150%"/>
    </style:style>
    <style:style style:name="P82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83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84" style:parent-style-name="Standard" style:family="paragraph">
      <style:paragraph-properties fo:line-height="150%"/>
      <style:text-properties fo:font-weight="bold" style:font-weight-asian="bold" fo:font-size="15pt" style:font-size-asian="15pt" style:font-size-complex="15pt"/>
    </style:style>
    <style:style style:name="P85" style:parent-style-name="Standard" style:family="paragraph">
      <style:paragraph-properties fo:line-height="150%"/>
      <style:text-properties fo:font-weight="bold" style:font-weight-asian="bold" fo:font-size="12pt" style:font-size-asian="12pt" style:font-size-complex="12pt"/>
    </style:style>
    <style:style style:name="P86" style:parent-style-name="SemEspaçamento" style:family="paragraph">
      <style:text-properties style:font-name="Arial" style:font-name-complex="Arial"/>
    </style:style>
    <style:style style:name="P87" style:parent-style-name="SemEspaçamento" style:family="paragraph">
      <style:text-properties style:font-name="Arial" style:font-name-complex="Arial"/>
    </style:style>
    <style:style style:name="P88" style:parent-style-name="SemEspaçamento" style:family="paragraph">
      <style:text-properties style:font-name="Arial" style:font-name-complex="Arial"/>
    </style:style>
    <style:style style:name="P89" style:parent-style-name="SemEspaçamento" style:family="paragraph">
      <style:text-properties style:font-name="Arial" style:font-name-complex="Arial"/>
    </style:style>
    <style:style style:name="P90" style:parent-style-name="SemEspaçament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1" style:parent-style-name="Normal" style:family="paragraph">
      <style:paragraph-properties fo:border="0.0104in solid #E2E2E2" fo:padding-top="0.0833in" fo:padding-left="0.0138in" fo:padding-bottom="0.0833in" fo:padding-right="0.0833in" style:shadow="none" style:punctuation-wrap="hanging" style:text-autospace="ideograph-alpha" style:vertical-align="auto" fo:margin-top="0.1666in" fo:margin-bottom="0.1666in" fo:margin-right="0.1666in" fo:background-color="#FAFA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" style:parent-style-name="Fonteparág.padrão" style:family="text">
      <style:text-properties style:font-name="Arial" style:font-name-complex="Arial" fo:color="#484848" style:letter-kerning="false" fo:font-size="9pt" style:font-size-asian="9pt" style:font-size-complex="9pt"/>
    </style:style>
    <style:style style:name="P93" style:parent-style-name="SemEspaçamento" style:family="paragraph">
      <style:text-properties style:font-name="Arial" style:font-name-complex="Arial" fo:font-weight="bold" style:font-weight-asian="bold" fo:font-style="italic" style:font-style-asian="italic" fo:font-size="11pt" style:font-size-asian="11pt" style:font-size-complex="11pt" fo:language="en" fo:country="US"/>
    </style:style>
    <style:style style:name="P94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95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96" style:parent-style-name="SemEspaçamento" style:family="paragraph">
      <style:text-properties style:font-name="Arial" style:font-name-complex="Arial"/>
    </style:style>
    <style:style style:name="P97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98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99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00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01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02" style:parent-style-name="SemEspaçamento" style:family="paragraph">
      <style:text-properties style:font-name="Arial" style:font-name-complex="Arial"/>
    </style:style>
    <style:style style:name="P103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04" style:parent-style-name="SemEspaçamento" style:family="paragraph">
      <style:text-properties style:font-name="Arial" style:font-name-complex="Arial" fo:language="en" fo:country="US"/>
    </style:style>
    <style:style style:name="P105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06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07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08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09" style:parent-style-name="SemEspaçamento" style:family="paragraph">
      <style:text-properties style:font-name="Arial" style:font-name-complex="Arial"/>
    </style:style>
    <style:style style:name="P110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11" style:parent-style-name="SemEspaçamento" style:family="paragraph">
      <style:text-properties style:font-name="Arial" style:font-name-complex="Arial"/>
    </style:style>
    <style:style style:name="P112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13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14" style:parent-style-name="SemEspaçamento" style:family="paragraph">
      <style:text-properties style:font-name="Arial" style:font-name-complex="Arial" fo:language="en" fo:country="US"/>
    </style:style>
    <style:style style:name="P115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16" style:parent-style-name="SemEspaçamento" style:family="paragraph">
      <style:text-properties style:font-name="Arial" style:font-name-complex="Arial" fo:language="en" fo:country="US"/>
    </style:style>
    <style:style style:name="P117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18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19" style:parent-style-name="Título2" style:family="paragraph">
      <style:paragraph-properties fo:margin-top="0in" fo:margin-bottom="0.1041in" fo:margin-left="-0.2083in" fo:text-indent="0.2083in" fo:background-color="#FFFFFF">
        <style:tab-stops/>
      </style:paragraph-properties>
      <style:text-properties fo:font-weight="bold" style:font-weight-asian="bold" fo:font-style="italic" style:font-style-asian="italic" style:use-window-font-color="true" fo:letter-spacing="-0.0104in" fo:font-size="11pt" style:font-size-asian="11pt" style:font-size-complex="11pt" fo:language="en" fo:country="US"/>
    </style:style>
    <style:style style:name="P120" style:parent-style-name="SemEspaçamento" style:family="paragraph">
      <style:text-properties style:font-name="Arial" style:font-name-complex="Arial" fo:language="en" fo:country="US"/>
    </style:style>
    <style:style style:name="P121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22" style:parent-style-name="SemEspaçamento" style:family="paragraph">
      <style:text-properties style:font-name="Arial" style:font-name-complex="Arial"/>
    </style:style>
    <style:style style:name="P123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24" style:parent-style-name="SemEspaçamento" style:family="paragraph">
      <style:text-properties style:font-name="Arial" style:font-name-complex="Arial"/>
    </style:style>
    <style:style style:name="P125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26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27" style:parent-style-name="SemEspaçamento" style:family="paragraph">
      <style:text-properties style:font-name="Arial" style:font-name-complex="Arial"/>
    </style:style>
    <style:style style:name="P128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29" style:parent-style-name="SemEspaçamento" style:family="paragraph">
      <style:text-properties style:font-name="Arial" style:font-name-complex="Arial" fo:font-weight="bold" style:font-weight-asian="bold" fo:font-style="italic" style:font-style-asian="italic" fo:font-size="11pt" style:font-size-asian="11pt" style:font-size-complex="11pt"/>
    </style:style>
    <style:style style:name="P130" style:parent-style-name="SemEspaçamento" style:family="paragraph">
      <style:text-properties style:font-name="Arial" style:font-name-complex="Arial" fo:font-size="11pt" style:font-size-asian="11pt" style:font-size-complex="11pt"/>
    </style:style>
    <style:style style:name="T131" style:parent-style-name="Fonteparág.padrão" style:family="text">
      <style:text-properties style:font-name="Arial" style:font-name-complex="Arial"/>
    </style:style>
    <style:style style:name="T132" style:parent-style-name="Hyperlink" style:family="text">
      <style:text-properties style:font-name="Arial" style:font-name-complex="Arial" fo:font-style="italic" style:font-style-asian="italic" style:font-style-complex="italic" fo:color="#116699" fo:font-size="9pt" style:font-size-asian="9pt" style:font-size-complex="9pt" fo:background-color="#FFFFFF"/>
    </style:style>
    <style:style style:name="P133" style:parent-style-name="SemEspaçamento" style:family="paragraph">
      <style:text-properties style:font-name="Arial" style:font-name-complex="Arial"/>
    </style:style>
    <style:style style:name="P134" style:parent-style-name="SemEspaçamento" style:family="paragraph">
      <style:text-properties style:font-name="Arial" style:font-name-complex="Arial"/>
    </style:style>
    <style:style style:name="P135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36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</style:style>
    <style:style style:name="T137" style:parent-style-name="Fonteparág.padrão" style:family="text">
      <style:text-properties style:font-name="Arial" style:font-name-complex="Arial" fo:color="#484848" fo:font-size="9pt" style:font-size-asian="9pt" style:font-size-complex="9pt" fo:language="en" fo:country="US"/>
    </style:style>
    <style:style style:name="T138" style:parent-style-name="Fonteparág.padrão" style:family="text">
      <style:text-properties style:font-name="Arial" style:font-name-complex="Arial" fo:color="#484848" fo:font-size="9pt" style:font-size-asian="9pt" style:font-size-complex="9pt" fo:language="en" fo:country="US"/>
    </style:style>
    <style:style style:name="P139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40" style:parent-style-name="Normal" style:family="paragraph">
      <style:text-properties style:font-name="Arial" style:font-name-complex="Arial" fo:hyphenate="true"/>
    </style:style>
    <style:style style:name="P141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fo:color="#484848" fo:font-size="9pt" style:font-size-asian="9pt" style:font-size-complex="9pt"/>
    </style:style>
    <style:style style:name="P142" style:parent-style-name="SemEspaçament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43" style:parent-style-name="SemEspaçament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44" style:parent-style-name="SemEspaçamento" style:family="paragraph">
      <style:text-properties style:font-name="Arial" style:font-name-complex="Arial"/>
    </style:style>
    <style:style style:name="P145" style:parent-style-name="SemEspaçamento" style:family="paragraph">
      <style:text-properties style:font-name="Arial" style:font-name-complex="Arial"/>
    </style:style>
    <style:style style:name="T146" style:parent-style-name="Fonteparág.padrão" style:family="text">
      <style:text-properties style:font-name="Arial" style:font-name-complex="Arial"/>
    </style:style>
    <style:style style:name="T147" style:parent-style-name="Hyperlink" style:family="text">
      <style:text-properties style:font-name="Arial" style:font-name-complex="Arial" fo:font-style="italic" style:font-style-asian="italic" style:font-style-complex="italic" fo:color="#116699" fo:font-size="9pt" style:font-size-asian="9pt" style:font-size-complex="9pt" fo:background-color="#FFFFFF"/>
    </style:style>
    <style:style style:name="P148" style:parent-style-name="SemEspaçamento" style:family="paragraph">
      <style:text-properties style:font-name="Arial" style:font-name-complex="Arial"/>
    </style:style>
    <style:style style:name="P149" style:parent-style-name="SemEspaçamento" style:family="paragraph">
      <style:text-properties style:font-name="Arial" style:font-name-complex="Arial"/>
    </style:style>
    <style:style style:name="P150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51" style:parent-style-name="SemEspaçamento" style:family="paragraph">
      <style:text-properties style:font-name="Arial" style:font-name-complex="Arial"/>
    </style:style>
    <style:style style:name="P152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53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/>
    </style:style>
    <style:style style:name="P154" style:parent-style-name="SemEspaçamento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 fo:font-weight="bold" style:font-weight-asian="bold" fo:font-size="12pt" style:font-size-asian="12pt" style:font-size-complex="12pt" fo:hyphenate="true"/>
    </style:style>
    <style:style style:name="P156" style:parent-style-name="Normal" style:family="paragraph">
      <style:text-properties style:font-name="Arial" style:font-name-complex="Arial" fo:hyphenate="true"/>
    </style:style>
    <style:style style:name="P157" style:parent-style-name="Normal" style:family="paragraph">
      <style:text-properties style:font-name="Arial" style:font-name-complex="Arial" fo:hyphenate="true"/>
    </style:style>
    <style:style style:name="P158" style:parent-style-name="Normal" style:family="paragraph">
      <style:text-properties style:font-name="Arial" style:font-name-complex="Arial" fo:hyphenate="true"/>
    </style:style>
    <style:style style:name="P159" style:parent-style-name="Normal" style:family="paragraph">
      <style:text-properties style:font-name="Arial" style:font-name-complex="Arial" fo:hyphenate="true"/>
    </style:style>
    <style:style style:name="P160" style:parent-style-name="Normal" style:family="paragraph">
      <style:text-properties style:font-name="Arial" style:font-name-complex="Arial" fo:hyphenate="true"/>
    </style:style>
    <style:style style:name="P161" style:parent-style-name="Normal" style:family="paragraph">
      <style:text-properties style:font-name="Arial" style:font-name-complex="Arial" fo:font-style="italic" style:font-style-asian="italic" style:font-style-complex="italic" fo:color="#484848" fo:font-size="9pt" style:font-size-asian="9pt" style:font-size-complex="9pt" fo:background-color="#FFFFFF" fo:hyphenate="true"/>
    </style:style>
    <style:style style:name="P162" style:parent-style-name="Normal" style:family="paragraph">
      <style:text-properties style:font-name="Arial" style:font-name-complex="Arial" fo:font-style="italic" style:font-style-asian="italic" style:font-style-complex="italic" fo:color="#484848" fo:font-size="9pt" style:font-size-asian="9pt" style:font-size-complex="9pt" fo:background-color="#FFFFFF" fo:hyphenate="true"/>
    </style:style>
    <style:style style:name="P163" style:parent-style-name="Normal" style:family="paragraph">
      <style:text-properties style:font-name="Arial" style:font-name-complex="Arial" style:font-style-complex="italic" fo:background-color="#FFFFFF" fo:hyphenate="true"/>
    </style:style>
    <style:style style:name="P164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font-style="italic" style:font-style-asian="italic" style:font-style-complex="italic" fo:color="#484848" fo:font-size="9pt" style:font-size-asian="9pt" style:font-size-complex="9pt" fo:language="en" fo:country="US"/>
    </style:style>
    <style:style style:name="P165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font-style="italic" style:font-style-asian="italic" style:font-style-complex="italic" fo:color="#484848" fo:font-size="9pt" style:font-size-asian="9pt" style:font-size-complex="9pt" fo:language="en" fo:country="US"/>
    </style:style>
    <style:style style:name="P166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font-style="italic" style:font-style-asian="italic" style:font-style-complex="italic" fo:color="#484848" fo:font-size="9pt" style:font-size-asian="9pt" style:font-size-complex="9pt" fo:language="en" fo:country="US"/>
    </style:style>
    <style:style style:name="P167" style:parent-style-name="Normal" style:family="paragraph">
      <style:text-properties style:font-name="Arial" style:font-name-complex="Arial" fo:hyphenate="true"/>
    </style:style>
    <style:style style:name="P168" style:parent-style-name="Pré-formataçãoHTML" style:family="paragraph">
      <style:paragraph-properties fo:border="0.0104in solid #E2E2E2" fo:padding="0.0833in" style:shadow="none" fo:margin-top="0.1666in" fo:margin-bottom="0.1666in" fo:margin-right="0.1666in" fo:background-color="#FAFAFA"/>
      <style:text-properties style:font-name="Arial" style:font-name-complex="Arial" fo:color="#484848" fo:font-size="9pt" style:font-size-asian="9pt" style:font-size-complex="9pt" fo:language="en" fo:country="US"/>
    </style:style>
    <style:style style:name="P169" style:parent-style-name="Normal" style:family="paragraph">
      <style:text-properties fo:hyphenate="true"/>
    </style:style>
    <style:style style:name="T17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<draw:frame draw:z-index="251659264" draw:style-name="a1" draw:name="Imagem 2" text:anchor-type="paragraph" svg:x="0in" svg:y="0.24094in" svg:width="3.33346in" svg:height="2.5in" style:rel-width="scale" style:rel-height="scale"><draw:image xlink:href="media/image1.pn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>SGB_PIR_Procedimento de Instalação do Redmine</text:p>
      <text:p text:style-name="P23"><text:span text:style-name="T24">Versão 0.1</text:span></text:p>
      <text:p text:style-name="P25"/>
      <text:p text:style-name="P26"/>
      <text:p text:style-name="P27"/>
      <text:p text:style-name="P28"/>
      <text:p text:style-name="P29"/>
      <text:soft-page-break/>
      <text:p text:style-name="P30">Histórico de Revisões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Nome</text:span></text:p>
          </table:table-cell>
          <table:table-cell table:style-name="TableCell40">
            <text:p text:style-name="P41"><text:span text:style-name="T42">Alterações</text:span></text:p>
          </table:table-cell>
          <table:table-cell table:style-name="TableCell43">
            <text:p text:style-name="P44"><text:span text:style-name="T45">Data</text:span></text:p>
          </table:table-cell>
          <table:table-cell table:style-name="TableCell46">
            <text:p text:style-name="P47"><text:span text:style-name="T48">Versão</text:span></text:p>
          </table:table-cell>
        </table:table-row>
        <table:table-row table:style-name="TableRow49">
          <table:table-cell table:style-name="TableCell50">
            <text:p text:style-name="P51"><text:span text:style-name="T52">Luis Augusto Souza</text:span></text:p>
          </table:table-cell>
          <table:table-cell table:style-name="TableCell53">
            <text:p text:style-name="P54"><text:span text:style-name="T55">Criação de documento e criação dos<text:s/></text:span><text:span text:style-name="T56">procedimentos de Instalação do Redmine</text:span></text:p>
          </table:table-cell>
          <table:table-cell table:style-name="TableCell57">
            <text:p text:style-name="P58"><text:span text:style-name="T59">01/10/12</text:span></text:p>
          </table:table-cell>
          <table:table-cell table:style-name="TableCell60">
            <text:p text:style-name="P61"><text:span text:style-name="T62">0.1</text:span></text:p>
          </table:table-cell>
        </table:table-row>
      </table:table>
      <text:p text:style-name="P63"/>
      <text:p text:style-name="P64"/>
      <text:p text:style-name="P65"><text:s/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Procedimento de Instalação do Redmine em Ambiente Linux</text:p>
      <text:p text:style-name="P85">Pré Requisitos<text:s/></text:p>
      <text:p text:style-name="P86">• Apache está instalado e funcionando</text:p>
      <text:p text:style-name="P87">• MySQL está instalado e funcionando</text:p>
      <text:p text:style-name="P88">• Deve-se estar <text:s/>logado como root</text:p>
      <text:p text:style-name="P89"/>
      <text:p text:style-name="P90">Passo 1 – Instalação das Pré-dependencias</text:p>
      <text:p text:style-name="P91"><text:span text:style-name="T92">zypper-y install zlib-devel curl-devel openssl-devel httpd-devel apr-devel apr util-devel mysql-devel</text:span></text:p>
      <text:p text:style-name="P93">1.1 Ruby</text:p>
      <text:p text:style-name="P94">cd ~/Downloads <text:s/></text:p>
      <text:p text:style-name="P95">ftp ftp.ruby-lang.org</text:p>
      <text:p text:style-name="P96">1.1.1 Inicio de sessão FTP</text:p>
      <text:p text:style-name="P97">ftp&gt;<text:s/>Anonymous <text:s/># USERLOGIN</text:p>
      <text:p text:style-name="P98">ftp&gt; 'none', just hit Enter <text:s/># NO PASSWORD</text:p>
      <text:p text:style-name="P99">ftp&gt; cd /pub/ruby</text:p>
      <text:p text:style-name="P100">ftp&gt; get ruby-1.8.7.pXXX.tar.gz <text:s/># XXX is currently 358, as of 03/2012</text:p>
      <text:p text:style-name="P101">ftp&gt; bye</text:p>
      <text:p text:style-name="P102">1.1.2 Descompactar</text:p>
      <text:p text:style-name="P103">tar zxvf ruby-1.8.7.pXXX.tar.gz</text:p>
      <text:p text:style-name="P104">1.1.3 Instalar</text:p>
      <text:p text:style-name="P105">cd ruby-1.8.7.pXXX</text:p>
      <text:p text:style-name="P106">./configure</text:p>
      <text:p text:style-name="P107">make</text:p>
      <text:p text:style-name="P108">make install</text:p>
      <text:p text:style-name="P109">1.1.4 Checar instalação</text:p>
      <text:p text:style-name="P110">ruby -v</text:p>
      <text:soft-page-break/>
      <text:p text:style-name="P111">1.1.5 Corrigir dependencias com um symlink</text:p>
      <text:p text:style-name="P112">which ruby <text:s/></text:p>
      <text:p text:style-name="P113">whereis ruby<text:s/></text:p>
      <text:p text:style-name="P114">1.1.6 Criar o link</text:p>
      <text:p text:style-name="P115">ln -s /usr/local/bin/ruby /usr/bin/ruby</text:p>
      <text:p text:style-name="P116">1.1.7 Verificar novamente se esta funcionando</text:p>
      <text:p text:style-name="P117">ruby -v # NOW IT MUST<text:s/>RETURN RUBY VERSION, ELSE SOMETHING ELSE IS BROKEN</text:p>
      <text:p text:style-name="P118">cd ..</text:p>
      <text:h text:style-name="P119" text:outline-level="2">1.2 RubyGems 1.4.2</text:h>
      <text:p text:style-name="P120">1.2.1 Download</text:p>
      <text:p text:style-name="P121">wget http://production.cf.rubygems.org/rubygems/rubygems-1.4.2.tgz</text:p>
      <text:p text:style-name="P122">1.2.2 Descompactar</text:p>
      <text:p text:style-name="P123">tar zxvf rubygems-1.4.2.tgz</text:p>
      <text:p text:style-name="P124">1.2.3 Instalar</text:p>
      <text:p text:style-name="P125">cd rubygems-1.4.2</text:p>
      <text:p text:style-name="P126">ruby setup.rb</text:p>
      <text:p text:style-name="P127">1.2.4 Verificar Instalação</text:p>
      <text:p text:style-name="P128">gem -v</text:p>
      <text:p text:style-name="P129">1.3 Passenger</text:p>
      <text:p text:style-name="P130"/>
      <text:p text:style-name="SemEspaçamento"><text:span text:style-name="T131">Instalação via mod_passenger RPM para Apache. Baixar o pacote no endereço:<text:s/></text:span><text:a xlink:href="http://passenger.stealthymonkeys.com/" office:target-frame-name="_top" xlink:show="replace"><text:span text:style-name="T132">http://passenger.stealthymonkeys.com/</text:span></text:a></text:p>
      <text:p text:style-name="P133"/>
      <text:p text:style-name="P134">1.3.1 Instalação</text:p>
      <text:p text:style-name="P135">rpm --import http://passenger.stealthymonkeys.com/RPM-GPG-KEY-stealthymonkeys.asc</text:p>
      <text:p text:style-name="P136"><text:span text:style-name="T137">zypper install http://passenger.stealthymonke</text:span><text:span text:style-name="T138">ys.com/rhel/6/passenger-release.noarch.rpm</text:span></text:p>
      <text:p text:style-name="P139">zypper install mod_passenger</text:p>
      <text:p text:style-name="P140">1.3.2 Reiniciar Apache</text:p>
      <text:soft-page-break/>
      <text:p text:style-name="P141">service httpd restart</text:p>
      <text:p text:style-name="P142">Passo 2 – Instalação do Redmine</text:p>
      <text:p text:style-name="P143"/>
      <text:p text:style-name="P144">2.1 Download</text:p>
      <text:p text:style-name="P145"/>
      <text:p text:style-name="SemEspaçamento"><text:span text:style-name="T146">Realizar download da última versão pelo link:<text:s/></text:span><text:a xlink:href="http://rubyforge.org/frs/?group_id=1850" office:target-frame-name="_top" xlink:show="replace"><text:span text:style-name="T147">http://rubyforge.org/frs/?group_id=1850</text:span></text:a></text:p>
      <text:p text:style-name="P148"/>
      <text:p text:style-name="P149">2.2 Descompactar</text:p>
      <text:p text:style-name="P150">tar zxvf redmine-1.3.2.tar.gz</text:p>
      <text:p text:style-name="P151">2.3 Copiar pasta do Redmine para a pasta padrão do<text:s/>Apache</text:p>
      <text:p text:style-name="P152">mkdir /var/www/redmine</text:p>
      <text:p text:style-name="P153">cp -av redmine-1.3.2/* /var/www/redmine</text:p>
      <text:p text:style-name="P154"/>
      <text:p text:style-name="P155">Passo 3 – Conectar o Redmine a um Banco de Dados</text:p>
      <text:p text:style-name="P156"/>
      <text:p text:style-name="P157">Considerando que já existe um banco de dados MySQL instalado e rodando, seguem-se os passos:<text:s/></text:p>
      <text:p text:style-name="P158"/>
      <text:p text:style-name="P159">3.1 Entrar no cliente do MySQL com o comando:<text:s/></text:p>
      <text:p text:style-name="P160"/>
      <text:p text:style-name="P161">mysql -u root –p</text:p>
      <text:p text:style-name="P162"/>
      <text:p text:style-name="P163">3.2 Criar tabela e atribuir privilégios</text:p>
      <text:p text:style-name="P164">create database redmine character set utf8;</text:p>
      <text:p text:style-name="P165">create user 'redmine'@'localhost' identified by 'my_password';</text:p>
      <text:p text:style-name="P166">grant all privileges on redmine.* to 'redmine'@'localhost';<text:s/></text:p>
      <text:p text:style-name="P167">3.3 Inserir os dados<text:s/>do Banco de Dados no Arquivo de Configuração do Redmine</text:p>
      <text:p text:style-name="P168">cp database.yml.example database.yml</text:p>
      <text:p text:style-name="P169"><text:span text:style-name="T170">Passo 4 – Configurações do Rail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>
      <style:paragraph-properties fo:margin-bottom="0in" fo:line-height="90%"/>
      <style:text-properties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emEspaçamento" style:display-name="Sem Espaçamento" style:family="paragraph">
      <style:text-properties fo:hyphenate="false"/>
    </style:style>
    <style:style style:name="Pré-formataçãoHTML" style:display-name="Pré-formatação HTML" style:family="paragraph" style:parent-style-name="Normal">
      <style:paragraph-properties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complex="Courier New" style:letter-kerning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onteparág.padrão" style:family="text">
      <style:text-properties fo:font-size="11pt" style:font-size-asian="11pt" style:font-size-complex="11pt"/>
    </style:style>
    <style:style style:name="T3" style:parent-style-name="Fonteparág.padrão" style:family="text">
      <style:text-properties fo:font-size="11pt" style:font-size-asian="11pt" style:font-size-complex="11pt"/>
    </style:style>
    <style:style style:name="T4" style:parent-style-name="Fonteparág.padrão" style:family="text">
      <style:text-properties fo:font-size="11pt" style:font-size-asian="11pt" style:font-size-complex="11pt"/>
    </style:style>
    <style:style style:name="P5" style:parent-style-name="Cabeçalho" style:family="paragraph">
      <style:text-properties fo:font-size="11pt" style:font-size-asian="11pt" style:font-size-complex="11pt"/>
    </style:style>
    <style:style style:name="P6" style:parent-style-name="Cabeçalho" style:family="paragraph">
      <style:text-properties style:font-name-asian="Arial" style:font-name-complex="Arial" fo:color="#000000" fo:font-size="11pt" style:font-size-asian="11pt" style:font-size-complex="11pt"/>
    </style:style>
    <style:style style:name="P7" style:parent-style-name="Cabeçalho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<text:s/></text:span><text:span text:style-name="T4">de Goiás</text:span></text:p>
        <text:p text:style-name="P5">Sistema de Gestão Bibliográfica</text:p>
        <text:p text:style-name="P6">SGB_PIR_Procedimento de Instalação do Redmine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la Mattos</meta:initial-creator>
    <dc:creator>Luis Augusto Souza</dc:creator>
    <meta:creation-date>2012-10-25T10:41:00Z</meta:creation-date>
    <dc:date>2012-11-03T00:21:00Z</dc:date>
    <meta:template xlink:href="Normal" xlink:type="simple"/>
    <meta:editing-cycles>2</meta:editing-cycles>
    <meta:editing-duration>PT2880S</meta:editing-duration>
    <meta:document-statistic meta:page-count="5" meta:paragraph-count="5" meta:word-count="441" meta:character-count="2823" meta:row-count="19" meta:non-whitespace-character-count="2387"/>
  </office:meta>
</office:document-meta>
</file>